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f9b" officeooo:paragraph-rsid="00186f9b"/>
    </style:style>
    <style:style style:name="P2" style:family="paragraph" style:parent-style-name="Standard">
      <style:text-properties style:font-name="Courier 10 Pitch" fo:font-size="10pt" officeooo:rsid="00186f9b" officeooo:paragraph-rsid="00186f9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24pt" fo:font-weight="bold" officeooo:rsid="000adb5f" officeooo:paragraph-rsid="001a53be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ourier 10 Pitch" fo:font-size="24pt" fo:font-weight="bold" officeooo:rsid="000adb5f" officeooo:paragraph-rsid="001a53be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weight="bold" officeooo:rsid="000adb5f" officeooo:paragraph-rsid="001a53be" style:font-weight-asian="bold" style:font-weight-complex="bold"/>
    </style:style>
    <style:style style:name="P6" style:family="paragraph" style:parent-style-name="Standard">
      <style:text-properties style:font-name="Courier 10 Pitch" fo:font-weight="bold" officeooo:rsid="000adb5f" officeooo:paragraph-rsid="001a53b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20pt" fo:font-weight="bold" officeooo:rsid="000adb5f" officeooo:paragraph-rsid="001a53be" style:font-size-asian="20pt" style:font-weight-asian="bold" style:font-size-complex="20pt" style:font-weight-complex="bold"/>
    </style:style>
    <style:style style:name="P8" style:family="paragraph" style:parent-style-name="Standard">
      <style:paragraph-properties fo:break-before="page"/>
      <style:text-properties style:font-name="Courier 10 Pitch" fo:font-size="14pt" fo:font-weight="bold" officeooo:rsid="00186f9b" officeooo:paragraph-rsid="00186f9b" style:font-size-asian="14pt" style:font-weight-asian="bold" style:font-size-complex="14pt" style:font-weight-complex="bold"/>
    </style:style>
    <style:style style:name="T1" style:family="text">
      <style:text-properties officeooo:rsid="000e225e"/>
    </style:style>
    <style:style style:name="T2" style:family="text">
      <style:text-properties officeooo:rsid="001a53be"/>
    </style:style>
    <style:style style:name="T3" style:family="text">
      <style:text-properties style:text-underline-style="solid" style:text-underline-width="auto" style:text-underline-color="font-color" officeooo:rsid="001a53be"/>
    </style:style>
    <style:style style:name="T4" style:family="text">
      <style:text-properties style:text-underline-style="none" officeooo:rsid="001a53be"/>
    </style:style>
    <style:style style:name="T5" style:family="text">
      <style:text-properties style:text-underline-style="none" officeooo:rsid="001c1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/>
      <text:p text:style-name="P4"/>
      <text:p text:style-name="P3">Sistemas Operativos</text:p>
      <text:p text:style-name="P3"/>
      <text:p text:style-name="P3">Mendez-Simó</text:p>
      <text:p text:style-name="P3"/>
      <text:p text:style-name="P3"/>
      <text:p text:style-name="P3">Lab Shell</text:p>
      <text:p text:style-name="P3"/>
      <text:p text:style-name="P3">Entrega Parte <text:span text:style-name="T1">1, 2 y 3</text:span></text:p>
      <text:p text:style-name="P5"/>
      <text:p text:style-name="P7"/>
      <text:p text:style-name="P3"><text:span text:style-name="T4">0</text:span><text:span text:style-name="T5">4</text:span>/0<text:span text:style-name="T2">5</text:span></text:p>
      <text:p text:style-name="P3"/>
      <text:p text:style-name="P3"/>
      <text:p text:style-name="P3">Hernán Tain</text:p>
      <text:p text:style-name="P8">builtin.c</text:p>
      <text:p text:style-name="P2"/>
      <text:p text:style-name="P2">#include "builtin.h"</text:p>
      <text:p text:style-name="P2"/>
      <text:p text:style-name="P2">// returns true if the 'exit' call</text:p>
      <text:p text:style-name="P2">// should be performed</text:p>
      <text:p text:style-name="P2">int exit_shell(char* cmd) {</text:p>
      <text:p text:style-name="P2"/>
      <text:p text:style-name="P2"><text:tab/>if (strcmp(cmd,"exit") == 0)</text:p>
      <text:p text:style-name="P2"><text:tab/><text:tab/>return true;</text:p>
      <text:p text:style-name="P2"/>
      <text:p text:style-name="P2"><text:tab/>return 0;</text:p>
      <text:p text:style-name="P2">}</text:p>
      <text:p text:style-name="P2"/>
      <text:p text:style-name="P2">// returns true if "chdir" was performed</text:p>
      <text:p text:style-name="P2">// this means that if 'cmd' contains:</text:p>
      <text:p text:style-name="P2">// <text:tab/>$ cd directory (change to 'directory')</text:p>
      <text:p text:style-name="P2">// <text:tab/>$ cd (change to HOME)</text:p>
      <text:p text:style-name="P2">// it has to be executed and then return true</text:p>
      <text:p text:style-name="P2">int cd(char* cmd) {</text:p>
      <text:p text:style-name="P2"><text:tab/></text:p>
      <text:p text:style-name="P2"><text:tab/>if(strlen(cmd) == 2){</text:p>
      <text:p text:style-name="P2"><text:tab/><text:tab/>if(strcmp(cmd,"cd") == 0){</text:p>
      <text:p text:style-name="P2"><text:tab/><text:tab/><text:tab/>int ret = chdir(getenv("HOME"));</text:p>
      <text:p text:style-name="P2"><text:tab/><text:tab/><text:tab/>if (ret == 0) return true;</text:p>
      <text:p text:style-name="P2"><text:tab/><text:tab/><text:tab/>else return 0;</text:p>
      <text:p text:style-name="P2"><text:tab/><text:tab/>}</text:p>
      <text:p text:style-name="P2"><text:tab/><text:tab/>else return 0;</text:p>
      <text:p text:style-name="P2"><text:tab/>}</text:p>
      <text:p text:style-name="P2"/>
      <text:p text:style-name="P2"/>
      <text:p text:style-name="P2"><text:tab/>if((cmd[0] == 'c') &amp;&amp; (cmd[1] == 'd')){</text:p>
      <text:p text:style-name="P2"><text:tab/><text:tab/>char* splited = split_line(cmd,' ');</text:p>
      <text:p text:style-name="P2"><text:tab/><text:tab/>if (chdir(splited) == 0) return true;</text:p>
      <text:p text:style-name="P2"><text:tab/><text:tab/>return 0;</text:p>
      <text:p text:style-name="P2"><text:tab/>}</text:p>
      <text:p text:style-name="P2"/>
      <text:p text:style-name="P2"><text:tab/>return 0;</text:p>
      <text:p text:style-name="P2">}</text:p>
      <text:p text:style-name="P2"/>
      <text:p text:style-name="P2">// returns true if 'pwd' was invoked</text:p>
      <text:p text:style-name="P2">// in the command line</text:p>
      <text:p text:style-name="P2">int pwd(char* cmd) {</text:p>
      <text:p text:style-name="P2"/>
      <text:p text:style-name="P2"><text:tab/>if (strcmp(cmd,"pwd") == 0){</text:p>
      <text:p text:style-name="P2"><text:tab/><text:tab/>printf("%s\n",get_current_dir_name());</text:p>
      <text:p text:style-name="P2"><text:tab/><text:tab/>return true;</text:p>
      <text:p text:style-name="P2"><text:tab/>}</text:p>
      <text:p text:style-name="P2"><text:tab/>return 0;</text:p>
      <text:p text:style-name="P2">}</text:p>
      <text:p text:style-name="P8">createcmd.c</text:p>
      <text:p text:style-name="P2"/>
      <text:p text:style-name="P2">#include "createcmd.h"</text:p>
      <text:p text:style-name="P2"/>
      <text:p text:style-name="P2">// creates an execcmd struct to store </text:p>
      <text:p text:style-name="P2">// the args and environ vars of the command</text:p>
      <text:p text:style-name="P2">struct cmd* exec_cmd_create(char* buf_cmd) {</text:p>
      <text:p text:style-name="P2"/>
      <text:p text:style-name="P2"><text:tab/>struct execcmd* e;</text:p>
      <text:p text:style-name="P2"><text:tab/></text:p>
      <text:p text:style-name="P2"><text:tab/>e = (struct execcmd*)calloc(sizeof(*e), sizeof(*e));</text:p>
      <text:p text:style-name="P2"/>
      <text:p text:style-name="P2"><text:tab/>e-&gt;type = EXEC;</text:p>
      <text:p text:style-name="P2"><text:tab/>strcpy(e-&gt;scmd, buf_cmd);</text:p>
      <text:p text:style-name="P2"><text:tab/></text:p>
      <text:p text:style-name="P2"><text:tab/>return (struct cmd*)e;</text:p>
      <text:p text:style-name="P2">}</text:p>
      <text:p text:style-name="P2"/>
      <text:p text:style-name="P2">// creates a backcmd struct to store the</text:p>
      <text:p text:style-name="P2">// background command to be executed</text:p>
      <text:p text:style-name="P2">struct cmd* back_cmd_create(struct cmd* c) {</text:p>
      <text:p text:style-name="P2"/>
      <text:p text:style-name="P2"><text:tab/>struct backcmd* b;</text:p>
      <text:p text:style-name="P2"/>
      <text:p text:style-name="P2"><text:tab/>b = (struct backcmd*)calloc(sizeof(*b), sizeof(*b));</text:p>
      <text:p text:style-name="P2"><text:tab/></text:p>
      <text:p text:style-name="P2"><text:tab/>b-&gt;type = BACK;</text:p>
      <text:p text:style-name="P2"><text:tab/>strcpy(b-&gt;scmd, c-&gt;scmd);</text:p>
      <text:p text:style-name="P2"><text:tab/>b-&gt;c = c;</text:p>
      <text:p text:style-name="P2"/>
      <text:p text:style-name="P2"><text:tab/>return (struct cmd*)b;</text:p>
      <text:p text:style-name="P2">}</text:p>
      <text:p text:style-name="P2"/>
      <text:p text:style-name="P2">// encapsulates two commands into one pipe struct</text:p>
      <text:p text:style-name="P2">struct cmd* pipe_cmd_create(struct cmd* left, struct cmd* right) {</text:p>
      <text:p text:style-name="P2"/>
      <text:p text:style-name="P2"><text:tab/>if (!right)</text:p>
      <text:p text:style-name="P2"><text:tab/><text:tab/>return left;</text:p>
      <text:p text:style-name="P2"><text:tab/></text:p>
      <text:p text:style-name="P2"><text:tab/>struct pipecmd* p;</text:p>
      <text:p text:style-name="P2"/>
      <text:p text:style-name="P2"><text:tab/>p = (struct pipecmd*)calloc(sizeof(*p), sizeof(*p));</text:p>
      <text:p text:style-name="P2"><text:tab/></text:p>
      <text:p text:style-name="P2"><text:tab/>p-&gt;type = PIPE;</text:p>
      <text:p text:style-name="P2"><text:tab/>p-&gt;leftcmd = left;</text:p>
      <text:p text:style-name="P2"><text:tab/>p-&gt;rightcmd = right;</text:p>
      <text:p text:style-name="P2"><text:tab/></text:p>
      <text:p text:style-name="P2"><text:tab/>return (struct cmd*)p;</text:p>
      <text:p text:style-name="P2">} </text:p>
      <text:p text:style-name="P8">exec.c</text:p>
      <text:p text:style-name="P2"/>
      <text:p text:style-name="P2">#include "exec.h"</text:p>
      <text:p text:style-name="P2"/>
      <text:p text:style-name="P2">// sets the "key" argument with the key part of</text:p>
      <text:p text:style-name="P2">// the "arg" argument and null-terminates it</text:p>
      <text:p text:style-name="P2">static void get_environ_key(char* arg, char* key) {</text:p>
      <text:p text:style-name="P2"/>
      <text:p text:style-name="P2"><text:tab/>int i;</text:p>
      <text:p text:style-name="P2"><text:tab/>for (i = 0; arg[i] != '='; i++)</text:p>
      <text:p text:style-name="P2"><text:tab/><text:tab/>key[i] = arg[i];</text:p>
      <text:p text:style-name="P2"/>
      <text:p text:style-name="P2"><text:tab/>key[i] = END_STRING;</text:p>
      <text:p text:style-name="P2">}</text:p>
      <text:p text:style-name="P2"/>
      <text:p text:style-name="P2">// sets the "value" argument with the value part of</text:p>
      <text:p text:style-name="P2">// the "arg" argument and null-terminates it</text:p>
      <text:p text:style-name="P2">static void get_environ_value(char* arg, char* value, int idx) {</text:p>
      <text:p text:style-name="P2"/>
      <text:p text:style-name="P2"><text:tab/>int i, j;</text:p>
      <text:p text:style-name="P2"><text:tab/>for (i = (idx + 1), j = 0; i &lt; strlen(arg); i++, j++)</text:p>
      <text:p text:style-name="P2"><text:tab/><text:tab/>value[j] = arg[i];</text:p>
      <text:p text:style-name="P2"/>
      <text:p text:style-name="P2"><text:tab/>value[j] = END_STRING;</text:p>
      <text:p text:style-name="P2">}</text:p>
      <text:p text:style-name="P2"/>
      <text:p text:style-name="P2">// sets the environment variables passed</text:p>
      <text:p text:style-name="P2">// in the command line</text:p>
      <text:p text:style-name="P2">//</text:p>
      <text:p text:style-name="P2">// Hints:</text:p>
      <text:p text:style-name="P2">// - use 'block_contains()' to</text:p>
      <text:p text:style-name="P2">// <text:tab/>get the index where the '=' is</text:p>
      <text:p text:style-name="P2">// - 'get_environ_*()' can be useful here</text:p>
      <text:p text:style-name="P2">static void set_environ_vars(char** eargv, int eargc) {</text:p>
      <text:p text:style-name="P2"/>
      <text:p text:style-name="P2"><text:tab/>if (eargc == 0)</text:p>
      <text:p text:style-name="P2"><text:tab/><text:tab/>return;<text:tab/></text:p>
      <text:p text:style-name="P2"/>
      <text:p text:style-name="P2"><text:tab/>int idx,status;</text:p>
      <text:p text:style-name="P2"><text:tab/>for(int i = 0; i &lt; eargc; i++){</text:p>
      <text:p text:style-name="P2"><text:tab/><text:tab/>idx = block_contains( eargv[i],'=' );</text:p>
      <text:p text:style-name="P2"><text:tab/><text:tab/>char* key = malloc( sizeof(char) * ( idx + 1 ));</text:p>
      <text:p text:style-name="P2"><text:tab/><text:tab/>get_environ_key( eargv[i], key );</text:p>
      <text:p text:style-name="P2"><text:tab/><text:tab/>char* value = split_line( eargv[i], '=' );</text:p>
      <text:p text:style-name="P2"><text:tab/><text:tab/></text:p>
      <text:p text:style-name="P2"><text:tab/><text:tab/>status = setenv( key, value, 1 );</text:p>
      <text:p text:style-name="P2"><text:tab/><text:tab/></text:p>
      <text:p text:style-name="P2"><text:tab/><text:tab/>free(key);</text:p>
      <text:p text:style-name="P2"><text:tab/>}</text:p>
      <text:p text:style-name="P2">}</text:p>
      <text:p text:style-name="P2"/>
      <text:p text:style-name="P2">// opens the file in which the stdin/stdout or</text:p>
      <text:p text:style-name="P2">// stderr flow will be redirected, and returns</text:p>
      <text:p text:style-name="P2">// the file descriptor</text:p>
      <text:p text:style-name="P2">// </text:p>
      <text:p text:style-name="P2">// Find out what permissions it needs.</text:p>
      <text:p text:style-name="P2">// Does it have to be closed after the execve(2) call?</text:p>
      <text:p text:style-name="P2">//</text:p>
      <text:p text:style-name="P2">// Hints:</text:p>
      <text:p text:style-name="P2">// - if O_CREAT is used, add S_IWUSR and S_IRUSR</text:p>
      <text:p text:style-name="P2"><text:soft-page-break/>// <text:tab/>to make it a readable normal file</text:p>
      <text:p text:style-name="P2">static int open_redir_fd(char* file) {</text:p>
      <text:p text:style-name="P2"/>
      <text:p text:style-name="P2"><text:tab/>int fd = open(file, O_CREAT | O_RDWR, 0664 );</text:p>
      <text:p text:style-name="P2"><text:tab/>if (fd &lt; 0 ){</text:p>
      <text:p text:style-name="P2"><text:tab/><text:tab/>return -1;</text:p>
      <text:p text:style-name="P2"><text:tab/>}</text:p>
      <text:p text:style-name="P2"><text:tab/>return fd;</text:p>
      <text:p text:style-name="P2">}</text:p>
      <text:p text:style-name="P2"/>
      <text:p text:style-name="P2">// executes a command - does not return</text:p>
      <text:p text:style-name="P2">//</text:p>
      <text:p text:style-name="P2">// Hint:</text:p>
      <text:p text:style-name="P2">// - check how the 'cmd' structs are defined</text:p>
      <text:p text:style-name="P2">// <text:tab/>in types.h</text:p>
      <text:p text:style-name="P2">void exec_cmd(struct cmd* cmd) {</text:p>
      <text:p text:style-name="P2"/>
      <text:p text:style-name="P2"><text:tab/>int fd_in,fd_out,fd_err;</text:p>
      <text:p text:style-name="P2"><text:tab/>struct pipecmd* p;</text:p>
      <text:p text:style-name="P2"><text:tab/>struct backcmd* b;</text:p>
      <text:p text:style-name="P2"><text:tab/>struct execcmd* c,*r;</text:p>
      <text:p text:style-name="P2"><text:tab/>switch (cmd-&gt;type) {</text:p>
      <text:p text:style-name="P2"/>
      <text:p text:style-name="P2"><text:tab/><text:tab/>case EXEC: {</text:p>
      <text:p text:style-name="P2"><text:tab/><text:tab/><text:tab/>c = (struct execcmd*) cmd;</text:p>
      <text:p text:style-name="P2"><text:tab/><text:tab/><text:tab/></text:p>
      <text:p text:style-name="P2"><text:tab/><text:tab/><text:tab/>set_environ_vars(c-&gt;eargv,c-&gt;eargc);</text:p>
      <text:p text:style-name="P2"><text:tab/><text:tab/><text:tab/>if(c-&gt;argc == 0)</text:p>
      <text:p text:style-name="P2"><text:tab/><text:tab/><text:tab/><text:tab/>break;</text:p>
      <text:p text:style-name="P2"/>
      <text:p text:style-name="P2"><text:tab/><text:tab/><text:tab/>if((execvp(c-&gt;argv[0], c-&gt;argv)) &lt; 0)</text:p>
      <text:p text:style-name="P2"><text:tab/><text:tab/><text:tab/><text:tab/>_exit(-1);</text:p>
      <text:p text:style-name="P2"/>
      <text:p text:style-name="P2"><text:tab/><text:tab/><text:tab/>break;</text:p>
      <text:p text:style-name="P2"><text:tab/><text:tab/>}</text:p>
      <text:p text:style-name="P2"/>
      <text:p text:style-name="P2"><text:tab/><text:tab/>case BACK: {</text:p>
      <text:p text:style-name="P2"><text:tab/><text:tab/><text:tab/>b = (struct backcmd* ) cmd;</text:p>
      <text:p text:style-name="P2"><text:tab/><text:tab/><text:tab/>exec_cmd(b-&gt;c);</text:p>
      <text:p text:style-name="P2"><text:tab/><text:tab/><text:tab/>_exit(-1);</text:p>
      <text:p text:style-name="P2"><text:tab/><text:tab/><text:tab/>break;</text:p>
      <text:p text:style-name="P2"><text:tab/><text:tab/>}</text:p>
      <text:p text:style-name="P2"/>
      <text:p text:style-name="P2"><text:tab/><text:tab/>case REDIR: {</text:p>
      <text:p text:style-name="P2"><text:tab/><text:tab/><text:tab/></text:p>
      <text:p text:style-name="P2"><text:tab/><text:tab/><text:tab/>r = (struct execcmd*) cmd;</text:p>
      <text:p text:style-name="P2"><text:tab/><text:tab/><text:tab/></text:p>
      <text:p text:style-name="P2"><text:tab/><text:tab/><text:tab/>if((fd_out = open_redir_fd(r-&gt;out_file)) &gt; 0){</text:p>
      <text:p text:style-name="P2"><text:tab/><text:tab/><text:tab/><text:tab/>dup2(fd_out, 1);</text:p>
      <text:p text:style-name="P2"><text:tab/><text:tab/><text:tab/><text:tab/>close(fd_out);</text:p>
      <text:p text:style-name="P2"><text:tab/><text:tab/><text:tab/>}</text:p>
      <text:p text:style-name="P2"/>
      <text:p text:style-name="P2"><text:tab/><text:tab/><text:tab/>if((fd_in = open_redir_fd(r-&gt;in_file)) &gt; 0) {</text:p>
      <text:p text:style-name="P2"><text:tab/><text:tab/><text:tab/><text:tab/>dup2(fd_in, 0);</text:p>
      <text:p text:style-name="P2"><text:tab/><text:tab/><text:tab/><text:tab/>close(fd_in);</text:p>
      <text:p text:style-name="P2"><text:tab/><text:tab/><text:tab/>}</text:p>
      <text:p text:style-name="P2"/>
      <text:p text:style-name="P2"><text:tab/><text:tab/><text:tab/>if((fd_err = open_redir_fd(r-&gt;err_file)) &gt; 0) {</text:p>
      <text:p text:style-name="P2"><text:tab/><text:tab/><text:tab/><text:tab/>dup2(fd_err, 2);</text:p>
      <text:p text:style-name="P2"><text:tab/><text:tab/><text:tab/><text:tab/>close(fd_err);</text:p>
      <text:p text:style-name="P2"><text:soft-page-break/><text:tab/><text:tab/><text:tab/>}</text:p>
      <text:p text:style-name="P2"><text:tab/><text:tab/><text:tab/></text:p>
      <text:p text:style-name="P2"><text:tab/><text:tab/><text:tab/>if ((fd_out &lt; 0) &amp;&amp; (fd_in &lt; 0) &amp;&amp; (fd_err &lt; 0))</text:p>
      <text:p text:style-name="P2"><text:tab/><text:tab/><text:tab/><text:tab/>_exit(-1);</text:p>
      <text:p text:style-name="P2"/>
      <text:p text:style-name="P2"><text:tab/><text:tab/><text:tab/>execvp(r-&gt;argv[0],r-&gt;argv);<text:tab/><text:tab/><text:tab/></text:p>
      <text:p text:style-name="P2"><text:tab/><text:tab/><text:tab/>break;</text:p>
      <text:p text:style-name="P2"><text:tab/><text:tab/>}</text:p>
      <text:p text:style-name="P2"><text:tab/><text:tab/></text:p>
      <text:p text:style-name="P2"><text:tab/><text:tab/>case PIPE: {</text:p>
      <text:p text:style-name="P2"/>
      <text:p text:style-name="P2"><text:tab/><text:tab/><text:tab/>int pipefd[2];<text:tab/></text:p>
      <text:p text:style-name="P2"/>
      <text:p text:style-name="P2"><text:tab/><text:tab/><text:tab/>p = (struct pipecmd*) cmd;</text:p>
      <text:p text:style-name="P2"/>
      <text:p text:style-name="P2"><text:tab/><text:tab/><text:tab/>if ( (pipe(pipefd)) &lt; 0)</text:p>
      <text:p text:style-name="P2"><text:tab/><text:tab/><text:tab/><text:tab/>_exit(-1);</text:p>
      <text:p text:style-name="P2"/>
      <text:p text:style-name="P2"><text:tab/><text:tab/><text:tab/>c = (struct execcmd*) p-&gt;leftcmd;</text:p>
      <text:p text:style-name="P2"><text:tab/><text:tab/><text:tab/>r = (struct execcmd*) p-&gt;rightcmd;</text:p>
      <text:p text:style-name="P2"/>
      <text:p text:style-name="P2"><text:tab/><text:tab/><text:tab/>if (fork() == 0) {</text:p>
      <text:p text:style-name="P2"><text:tab/><text:tab/><text:tab/><text:tab/>if((dup2(pipefd[1], 1)) &lt; 0 )</text:p>
      <text:p text:style-name="P2"><text:tab/><text:tab/><text:tab/><text:tab/><text:tab/>_exit(-1);</text:p>
      <text:p text:style-name="P2"/>
      <text:p text:style-name="P2"><text:tab/><text:tab/><text:tab/><text:tab/>close(pipefd[1]);</text:p>
      <text:p text:style-name="P2"><text:tab/><text:tab/><text:tab/><text:tab/></text:p>
      <text:p text:style-name="P2"><text:tab/><text:tab/><text:tab/><text:tab/>execvp(c-&gt;argv[0],c-&gt;argv);</text:p>
      <text:p text:style-name="P2"><text:s text:c="4"/><text:tab/><text:tab/>}</text:p>
      <text:p text:style-name="P2"/>
      <text:p text:style-name="P2"><text:tab/><text:tab/><text:tab/>if (fork() == 0) {</text:p>
      <text:p text:style-name="P2"><text:tab/><text:tab/><text:tab/><text:tab/>if ((dup2(pipefd[0], 0)) &lt; 0)</text:p>
      <text:p text:style-name="P2"><text:tab/><text:tab/><text:tab/><text:tab/><text:tab/>_exit(-1);</text:p>
      <text:p text:style-name="P2"/>
      <text:p text:style-name="P2"><text:tab/><text:tab/><text:tab/><text:tab/>close(pipefd[0]);</text:p>
      <text:p text:style-name="P2"><text:tab/><text:tab/><text:tab/><text:tab/>execvp(r-&gt;argv[0],r-&gt;argv);</text:p>
      <text:p text:style-name="P2"><text:s text:c="4"/><text:tab/><text:tab/>}</text:p>
      <text:p text:style-name="P2"/>
      <text:p text:style-name="P2"><text:tab/><text:tab/><text:tab/>// free the memory allocated</text:p>
      <text:p text:style-name="P2"><text:tab/><text:tab/><text:tab/>// for the pipe tree structure</text:p>
      <text:p text:style-name="P2"><text:tab/><text:tab/><text:tab/>free_command(parsed_pipe);</text:p>
      <text:p text:style-name="P2"/>
      <text:p text:style-name="P2"><text:tab/><text:tab/><text:tab/>break;</text:p>
      <text:p text:style-name="P2"><text:tab/><text:tab/>}</text:p>
      <text:p text:style-name="P2"><text:tab/>}</text:p>
      <text:p text:style-name="P2">}</text:p>
      <text:p text:style-name="P8">freecmd.c</text:p>
      <text:p text:style-name="P2"/>
      <text:p text:style-name="P2">#include "freecmd.h"</text:p>
      <text:p text:style-name="P2"/>
      <text:p text:style-name="P2">// frees the memory allocated </text:p>
      <text:p text:style-name="P2">// for the tree structure command</text:p>
      <text:p text:style-name="P2">void free_command(struct cmd* cmd) {</text:p>
      <text:p text:style-name="P2"/>
      <text:p text:style-name="P2"><text:tab/>int i;</text:p>
      <text:p text:style-name="P2"><text:tab/>struct pipecmd* p;</text:p>
      <text:p text:style-name="P2"><text:tab/>struct execcmd* e;</text:p>
      <text:p text:style-name="P2"><text:tab/>struct backcmd* b;</text:p>
      <text:p text:style-name="P2"/>
      <text:p text:style-name="P2"><text:tab/>if (cmd-&gt;type == PIPE) {</text:p>
      <text:p text:style-name="P2"><text:tab/><text:tab/></text:p>
      <text:p text:style-name="P2"><text:tab/><text:tab/>p = (struct pipecmd*)cmd;</text:p>
      <text:p text:style-name="P2"><text:tab/><text:tab/></text:p>
      <text:p text:style-name="P2"><text:tab/><text:tab/>free_command(p-&gt;leftcmd);</text:p>
      <text:p text:style-name="P2"><text:tab/><text:tab/>free_command(p-&gt;rightcmd);</text:p>
      <text:p text:style-name="P2"><text:tab/><text:tab/></text:p>
      <text:p text:style-name="P2"><text:tab/><text:tab/>free(p);</text:p>
      <text:p text:style-name="P2"><text:tab/><text:tab/>return;</text:p>
      <text:p text:style-name="P2"><text:tab/>}</text:p>
      <text:p text:style-name="P2"/>
      <text:p text:style-name="P2"><text:tab/>if (cmd-&gt;type == BACK) {</text:p>
      <text:p text:style-name="P2"><text:tab/><text:tab/></text:p>
      <text:p text:style-name="P2"><text:tab/><text:tab/>b = (struct backcmd*)cmd;</text:p>
      <text:p text:style-name="P2"/>
      <text:p text:style-name="P2"><text:tab/><text:tab/>free_command(b-&gt;c);</text:p>
      <text:p text:style-name="P2"><text:tab/><text:tab/>free(b);</text:p>
      <text:p text:style-name="P2"><text:tab/><text:tab/>return;</text:p>
      <text:p text:style-name="P2"><text:tab/>}</text:p>
      <text:p text:style-name="P2"/>
      <text:p text:style-name="P2"><text:tab/>e = (struct execcmd*)cmd;</text:p>
      <text:p text:style-name="P2"/>
      <text:p text:style-name="P2"><text:tab/>for (i = 0; i &lt; e-&gt;argc; i++)</text:p>
      <text:p text:style-name="P2"><text:tab/><text:tab/>free(e-&gt;argv[i]);</text:p>
      <text:p text:style-name="P2"/>
      <text:p text:style-name="P2"><text:tab/>for (i = 0; i &lt; e-&gt;eargc; i++)</text:p>
      <text:p text:style-name="P2"><text:tab/><text:tab/>free(e-&gt;eargv[i]);</text:p>
      <text:p text:style-name="P2"/>
      <text:p text:style-name="P2"><text:tab/>free(e);</text:p>
      <text:p text:style-name="P2">}</text:p>
      <text:p text:style-name="P2"/>
      <text:p text:style-name="P8">parsing.c</text:p>
      <text:p text:style-name="P2"/>
      <text:p text:style-name="P2">#include "parsing.h"</text:p>
      <text:p text:style-name="P2"/>
      <text:p text:style-name="P2">// parses an argument of the command stream input</text:p>
      <text:p text:style-name="P2">static char* get_token(char* buf, int idx) {</text:p>
      <text:p text:style-name="P2"/>
      <text:p text:style-name="P2"><text:tab/>char* tok;</text:p>
      <text:p text:style-name="P2"><text:tab/>int i;</text:p>
      <text:p text:style-name="P2"><text:tab/></text:p>
      <text:p text:style-name="P2"><text:tab/>tok = (char*)calloc(ARGSIZE, sizeof(char));</text:p>
      <text:p text:style-name="P2"><text:tab/>i = 0;</text:p>
      <text:p text:style-name="P2"/>
      <text:p text:style-name="P2"><text:tab/>while (buf[idx] != SPACE &amp;&amp; buf[idx] != END_STRING) {</text:p>
      <text:p text:style-name="P2"><text:tab/><text:tab/>tok[i] = buf[idx];</text:p>
      <text:p text:style-name="P2"><text:tab/><text:tab/>i++; idx++;</text:p>
      <text:p text:style-name="P2"><text:tab/>}</text:p>
      <text:p text:style-name="P2"/>
      <text:p text:style-name="P2"><text:tab/>return tok;</text:p>
      <text:p text:style-name="P2">}</text:p>
      <text:p text:style-name="P2"/>
      <text:p text:style-name="P2">// parses and changes stdin/out/err if needed</text:p>
      <text:p text:style-name="P2">static bool parse_redir_flow(struct execcmd* c, char* arg) {</text:p>
      <text:p text:style-name="P2"/>
      <text:p text:style-name="P2"><text:tab/>int inIdx, outIdx;</text:p>
      <text:p text:style-name="P2"/>
      <text:p text:style-name="P2"><text:tab/>// flow redirection for output</text:p>
      <text:p text:style-name="P2"><text:tab/>if ((outIdx = block_contains(arg, '&gt;')) &gt;= 0) {</text:p>
      <text:p text:style-name="P2"><text:tab/><text:tab/>switch (outIdx) {</text:p>
      <text:p text:style-name="P2"><text:tab/><text:tab/><text:tab/>// stdout redir</text:p>
      <text:p text:style-name="P2"><text:tab/><text:tab/><text:tab/>case 0: {</text:p>
      <text:p text:style-name="P2"><text:tab/><text:tab/><text:tab/><text:tab/>strcpy(c-&gt;out_file, arg + 1);</text:p>
      <text:p text:style-name="P2"><text:tab/><text:tab/><text:tab/><text:tab/>break;</text:p>
      <text:p text:style-name="P2"><text:tab/><text:tab/><text:tab/>}</text:p>
      <text:p text:style-name="P2"><text:tab/><text:tab/><text:tab/>// stderr redir</text:p>
      <text:p text:style-name="P2"><text:tab/><text:tab/><text:tab/>case 1: {</text:p>
      <text:p text:style-name="P2"><text:tab/><text:tab/><text:tab/><text:tab/>strcpy(c-&gt;err_file, &amp;arg[outIdx + 1])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</text:p>
      <text:p text:style-name="P2"><text:tab/><text:tab/>free(arg);</text:p>
      <text:p text:style-name="P2"><text:tab/><text:tab/>c-&gt;type = REDIR;</text:p>
      <text:p text:style-name="P2"><text:tab/><text:tab/></text:p>
      <text:p text:style-name="P2"><text:tab/><text:tab/>return true;</text:p>
      <text:p text:style-name="P2"><text:tab/>}</text:p>
      <text:p text:style-name="P2"><text:tab/></text:p>
      <text:p text:style-name="P2"><text:tab/>// flow redirection for input</text:p>
      <text:p text:style-name="P2"><text:tab/>if ((inIdx = block_contains(arg, '&lt;')) &gt;= 0) {</text:p>
      <text:p text:style-name="P2"><text:tab/><text:tab/>// stdin redir</text:p>
      <text:p text:style-name="P2"><text:tab/><text:tab/>strcpy(c-&gt;in_file, arg + 1);</text:p>
      <text:p text:style-name="P2"><text:tab/><text:tab/></text:p>
      <text:p text:style-name="P2"><text:tab/><text:tab/>c-&gt;type = REDIR;</text:p>
      <text:p text:style-name="P2"><text:tab/><text:tab/>free(arg);</text:p>
      <text:p text:style-name="P2"><text:tab/><text:tab/></text:p>
      <text:p text:style-name="P2"><text:tab/><text:tab/>return true;</text:p>
      <text:p text:style-name="P2"><text:tab/>}</text:p>
      <text:p text:style-name="P2"><text:tab/></text:p>
      <text:p text:style-name="P2"><text:tab/>return false;</text:p>
      <text:p text:style-name="P2">}</text:p>
      <text:p text:style-name="P2"><text:soft-page-break/></text:p>
      <text:p text:style-name="P2">// parses and sets a pair KEY=VALUE</text:p>
      <text:p text:style-name="P2">// environment variable</text:p>
      <text:p text:style-name="P2">static bool parse_environ_var(struct execcmd* c, char* arg) {</text:p>
      <text:p text:style-name="P2"/>
      <text:p text:style-name="P2"><text:tab/>// sets environment variables apart from the</text:p>
      <text:p text:style-name="P2"><text:tab/>// ones defined in the global variable "environ"</text:p>
      <text:p text:style-name="P2"><text:tab/>if (block_contains(arg, '=') &gt; 0) {</text:p>
      <text:p text:style-name="P2"/>
      <text:p text:style-name="P2"><text:tab/><text:tab/>// checks if the KEY part of the pair</text:p>
      <text:p text:style-name="P2"><text:tab/><text:tab/>// does not contain a '-' char which means</text:p>
      <text:p text:style-name="P2"><text:tab/><text:tab/>// that it is not a environ var, but also</text:p>
      <text:p text:style-name="P2"><text:tab/><text:tab/>// an argument of the program to be executed</text:p>
      <text:p text:style-name="P2"><text:tab/><text:tab/>// (For example:</text:p>
      <text:p text:style-name="P2"><text:tab/><text:tab/>// <text:tab/>./prog -arg=value</text:p>
      <text:p text:style-name="P2"><text:tab/><text:tab/>// <text:tab/>./prog --arg=value</text:p>
      <text:p text:style-name="P2"><text:tab/><text:tab/>// )</text:p>
      <text:p text:style-name="P2"><text:tab/><text:tab/>if (block_contains(arg, '-') &lt; 0) {</text:p>
      <text:p text:style-name="P2"><text:tab/><text:tab/><text:tab/>c-&gt;eargv[c-&gt;eargc++] = arg;</text:p>
      <text:p text:style-name="P2"><text:tab/><text:tab/><text:tab/>return true;</text:p>
      <text:p text:style-name="P2"><text:tab/><text:tab/>}</text:p>
      <text:p text:style-name="P2"><text:tab/>}</text:p>
      <text:p text:style-name="P2"><text:tab/></text:p>
      <text:p text:style-name="P2"><text:tab/>return false;</text:p>
      <text:p text:style-name="P2">}</text:p>
      <text:p text:style-name="P2"/>
      <text:p text:style-name="P2">// this function will be called for every token, and it should</text:p>
      <text:p text:style-name="P2">// expand environment variables. In other words, if the token</text:p>
      <text:p text:style-name="P2">// happens to start with '$', the correct substitution with the</text:p>
      <text:p text:style-name="P2">// environment value should be performed. Otherwise the same</text:p>
      <text:p text:style-name="P2">// token is returned.</text:p>
      <text:p text:style-name="P2">//</text:p>
      <text:p text:style-name="P2">// Hints:</text:p>
      <text:p text:style-name="P2">// - check if the first byte of the argument</text:p>
      <text:p text:style-name="P2">// <text:tab/>contains the '$'</text:p>
      <text:p text:style-name="P2">// - expand it and copy the value</text:p>
      <text:p text:style-name="P2">// <text:tab/> to 'arg' </text:p>
      <text:p text:style-name="P2">static char* expand_environ_var(char* arg) {</text:p>
      <text:p text:style-name="P2"><text:tab/>if (arg[0] == '$')</text:p>
      <text:p text:style-name="P2"><text:tab/><text:tab/>return strcpy(arg,getenv(arg+1));</text:p>
      <text:p text:style-name="P2"/>
      <text:p text:style-name="P2"><text:tab/>return arg;</text:p>
      <text:p text:style-name="P2">}</text:p>
      <text:p text:style-name="P2"/>
      <text:p text:style-name="P2">// parses one single command having into account:</text:p>
      <text:p text:style-name="P2">// - the arguments passed to the program</text:p>
      <text:p text:style-name="P2">// - stdin/stdout/stderr flow changes</text:p>
      <text:p text:style-name="P2">// - environment variables (expand and set)</text:p>
      <text:p text:style-name="P2">static struct cmd* parse_exec(char* buf_cmd) {</text:p>
      <text:p text:style-name="P2"/>
      <text:p text:style-name="P2"><text:tab/>struct execcmd* c;</text:p>
      <text:p text:style-name="P2"><text:tab/>char* tok;</text:p>
      <text:p text:style-name="P2"><text:tab/>int idx = 0, argc = 0, eargc = 0;</text:p>
      <text:p text:style-name="P2"><text:tab/></text:p>
      <text:p text:style-name="P2"><text:tab/>c = (struct execcmd*)exec_cmd_create(buf_cmd);</text:p>
      <text:p text:style-name="P2"><text:tab/>c-&gt;eargc = eargc;</text:p>
      <text:p text:style-name="P2"/>
      <text:p text:style-name="P2"><text:tab/>while (buf_cmd[idx] != END_STRING) {</text:p>
      <text:p text:style-name="P2"><text:tab/></text:p>
      <text:p text:style-name="P2"><text:tab/><text:tab/>tok = get_token(buf_cmd, idx);</text:p>
      <text:p text:style-name="P2"><text:soft-page-break/><text:tab/><text:tab/>idx = idx + strlen(tok);</text:p>
      <text:p text:style-name="P2"><text:tab/><text:tab/></text:p>
      <text:p text:style-name="P2"><text:tab/><text:tab/>if (buf_cmd[idx] != END_STRING)</text:p>
      <text:p text:style-name="P2"><text:tab/><text:tab/><text:tab/>idx++;</text:p>
      <text:p text:style-name="P2"><text:tab/><text:tab/></text:p>
      <text:p text:style-name="P2"><text:tab/><text:tab/>tok = expand_environ_var(tok);</text:p>
      <text:p text:style-name="P2"><text:tab/><text:tab/></text:p>
      <text:p text:style-name="P2"><text:tab/><text:tab/>if (parse_redir_flow(c, tok))</text:p>
      <text:p text:style-name="P2"><text:tab/><text:tab/><text:tab/>continue;</text:p>
      <text:p text:style-name="P2"><text:tab/><text:tab/></text:p>
      <text:p text:style-name="P2"><text:tab/><text:tab/>if (parse_environ_var(c, tok))</text:p>
      <text:p text:style-name="P2"><text:tab/><text:tab/><text:tab/>continue;</text:p>
      <text:p text:style-name="P2"/>
      <text:p text:style-name="P2"><text:tab/><text:tab/>c-&gt;argv[argc++] = tok;</text:p>
      <text:p text:style-name="P2"><text:tab/>}</text:p>
      <text:p text:style-name="P2"><text:tab/></text:p>
      <text:p text:style-name="P2"><text:tab/>//printf("eargc = %s\n", c-&gt;eargc);</text:p>
      <text:p text:style-name="P2"><text:tab/>c-&gt;argv[argc] = (char*)NULL;</text:p>
      <text:p text:style-name="P2"><text:tab/>c-&gt;argc = argc;</text:p>
      <text:p text:style-name="P2"/>
      <text:p text:style-name="P2"><text:tab/>return (struct cmd*)c;</text:p>
      <text:p text:style-name="P2">}</text:p>
      <text:p text:style-name="P2"/>
      <text:p text:style-name="P2">// parses a command knowing that it contains</text:p>
      <text:p text:style-name="P2">// the '&amp;' char</text:p>
      <text:p text:style-name="P2">static struct cmd* parse_back(char* buf_cmd) {</text:p>
      <text:p text:style-name="P2"/>
      <text:p text:style-name="P2"><text:tab/>int i = 0;</text:p>
      <text:p text:style-name="P2"><text:tab/>struct cmd* e;</text:p>
      <text:p text:style-name="P2"/>
      <text:p text:style-name="P2"><text:tab/>while (buf_cmd[i] != '&amp;')</text:p>
      <text:p text:style-name="P2"><text:tab/><text:tab/>i++;</text:p>
      <text:p text:style-name="P2"><text:tab/></text:p>
      <text:p text:style-name="P2"><text:tab/>buf_cmd[i] = END_STRING;</text:p>
      <text:p text:style-name="P2"><text:tab/></text:p>
      <text:p text:style-name="P2"><text:tab/>e = parse_exec(buf_cmd);</text:p>
      <text:p text:style-name="P2"/>
      <text:p text:style-name="P2"><text:tab/>return back_cmd_create(e);</text:p>
      <text:p text:style-name="P2">}</text:p>
      <text:p text:style-name="P2"/>
      <text:p text:style-name="P2">// parses a command and checks if it contains</text:p>
      <text:p text:style-name="P2">// the '&amp;' (background process) character</text:p>
      <text:p text:style-name="P2">static struct cmd* parse_cmd(char* buf_cmd) {</text:p>
      <text:p text:style-name="P2"/>
      <text:p text:style-name="P2"><text:tab/>if (strlen(buf_cmd) == 0)</text:p>
      <text:p text:style-name="P2"><text:tab/><text:tab/>return NULL;</text:p>
      <text:p text:style-name="P2"><text:tab/><text:tab/></text:p>
      <text:p text:style-name="P2"><text:tab/>int idx;</text:p>
      <text:p text:style-name="P2"/>
      <text:p text:style-name="P2"><text:tab/>// checks if the background symbol is after</text:p>
      <text:p text:style-name="P2"><text:tab/>// a redir symbol, in which case</text:p>
      <text:p text:style-name="P2"><text:tab/>// it does not have to run in in the 'back'</text:p>
      <text:p text:style-name="P2"><text:tab/>if ((idx = block_contains(buf_cmd, '&amp;')) &gt;= 0 &amp;&amp;</text:p>
      <text:p text:style-name="P2"><text:tab/><text:tab/><text:tab/>buf_cmd[idx - 1] != '&gt;')</text:p>
      <text:p text:style-name="P2"><text:tab/><text:tab/>return parse_back(buf_cmd);</text:p>
      <text:p text:style-name="P2"><text:tab/><text:tab/></text:p>
      <text:p text:style-name="P2"><text:tab/>return parse_exec(buf_cmd);</text:p>
      <text:p text:style-name="P2">}</text:p>
      <text:p text:style-name="P2"/>
      <text:p text:style-name="P2">// parses the command line</text:p>
      <text:p text:style-name="P2"><text:soft-page-break/>// looking for the pipe character '|'</text:p>
      <text:p text:style-name="P2">struct cmd* parse_line(char* buf) {</text:p>
      <text:p text:style-name="P2"><text:tab/></text:p>
      <text:p text:style-name="P2"><text:tab/>struct cmd *r, *l;</text:p>
      <text:p text:style-name="P2"><text:tab/></text:p>
      <text:p text:style-name="P2"><text:tab/>char* right = split_line(buf, '|');</text:p>
      <text:p text:style-name="P2"><text:tab/></text:p>
      <text:p text:style-name="P2"><text:tab/>l = parse_cmd(buf);</text:p>
      <text:p text:style-name="P2"><text:tab/>r = parse_cmd(right);</text:p>
      <text:p text:style-name="P2"><text:tab/></text:p>
      <text:p text:style-name="P2"><text:tab/>return pipe_cmd_create(l, r);</text:p>
      <text:p text:style-name="P2">}</text:p>
      <text:p text:style-name="P2"/>
      <text:p text:style-name="P8">readline.c</text:p>
      <text:p text:style-name="P2"/>
      <text:p text:style-name="P2">#include "defs.h"</text:p>
      <text:p text:style-name="P2">#include "readline.h"</text:p>
      <text:p text:style-name="P2"/>
      <text:p text:style-name="P2">static char buffer[BUFLEN];</text:p>
      <text:p text:style-name="P2"/>
      <text:p text:style-name="P2">// read a line from the standar input</text:p>
      <text:p text:style-name="P2">// and prints the prompt</text:p>
      <text:p text:style-name="P2">char* read_line(const char* promt) {</text:p>
      <text:p text:style-name="P2"/>
      <text:p text:style-name="P2"><text:tab/>int i = 0,</text:p>
      <text:p text:style-name="P2"><text:tab/> <text:s text:c="3"/>c = 0;</text:p>
      <text:p text:style-name="P2"/>
      <text:p text:style-name="P2"><text:tab/>fprintf(stdout, "%s %s %s\n", COLOR_RED, promt, COLOR_RESET);</text:p>
      <text:p text:style-name="P2"><text:tab/>fprintf(stdout, "%s", "$ ");</text:p>
      <text:p text:style-name="P2"/>
      <text:p text:style-name="P2"><text:tab/>memset(buffer, 0, BUFLEN);</text:p>
      <text:p text:style-name="P2"><text:tab/></text:p>
      <text:p text:style-name="P2"><text:tab/>c = getchar();</text:p>
      <text:p text:style-name="P2"/>
      <text:p text:style-name="P2"><text:tab/>while (c != END_LINE &amp;&amp; c != EOF) {</text:p>
      <text:p text:style-name="P2"><text:tab/><text:tab/>buffer[i++] = c;</text:p>
      <text:p text:style-name="P2"><text:tab/><text:tab/>c = getchar();</text:p>
      <text:p text:style-name="P2"><text:tab/>}</text:p>
      <text:p text:style-name="P2"><text:tab/><text:tab/></text:p>
      <text:p text:style-name="P2"><text:tab/>// if the user press ctrl+D</text:p>
      <text:p text:style-name="P2"><text:tab/>// just exit normally</text:p>
      <text:p text:style-name="P2"><text:tab/>if (c == EOF)</text:p>
      <text:p text:style-name="P2"><text:tab/><text:tab/>return NULL;</text:p>
      <text:p text:style-name="P2"/>
      <text:p text:style-name="P2"><text:tab/>buffer[i] = END_STRING;</text:p>
      <text:p text:style-name="P2"/>
      <text:p text:style-name="P2"><text:tab/>return buffer;</text:p>
      <text:p text:style-name="P2">}</text:p>
      <text:p text:style-name="P2"/>
      <text:p text:style-name="P8">runcmd.c</text:p>
      <text:p text:style-name="P2"/>
      <text:p text:style-name="P2">#include "runcmd.h"</text:p>
      <text:p text:style-name="P2"/>
      <text:p text:style-name="P2">int status = 0;</text:p>
      <text:p text:style-name="P2">struct cmd* parsed_pipe;</text:p>
      <text:p text:style-name="P2"/>
      <text:p text:style-name="P2">// runs the command in 'cmd'</text:p>
      <text:p text:style-name="P2">int run_cmd(char* cmd) {</text:p>
      <text:p text:style-name="P2"><text:tab/></text:p>
      <text:p text:style-name="P2"><text:tab/>pid_t p;</text:p>
      <text:p text:style-name="P2"><text:tab/>struct cmd *parsed;</text:p>
      <text:p text:style-name="P2"/>
      <text:p text:style-name="P2"><text:tab/>// if the "enter" key is pressed</text:p>
      <text:p text:style-name="P2"><text:tab/>// just print the promt again</text:p>
      <text:p text:style-name="P2"><text:tab/>if (cmd[0] == END_STRING)</text:p>
      <text:p text:style-name="P2"><text:tab/><text:tab/>return 0;</text:p>
      <text:p text:style-name="P2"/>
      <text:p text:style-name="P2"><text:tab/>// cd built-in call</text:p>
      <text:p text:style-name="P2"><text:tab/>if (cd(cmd))</text:p>
      <text:p text:style-name="P2"><text:tab/><text:tab/>return 0;</text:p>
      <text:p text:style-name="P2"/>
      <text:p text:style-name="P2"><text:tab/>// exit built-in call</text:p>
      <text:p text:style-name="P2"><text:tab/>if (exit_shell(cmd))</text:p>
      <text:p text:style-name="P2"><text:tab/><text:tab/>return EXIT_SHELL;</text:p>
      <text:p text:style-name="P2"/>
      <text:p text:style-name="P2"><text:tab/>// pwd buil-in call</text:p>
      <text:p text:style-name="P2"><text:tab/>if (pwd(cmd))</text:p>
      <text:p text:style-name="P2"><text:tab/><text:tab/>return 0;</text:p>
      <text:p text:style-name="P2"/>
      <text:p text:style-name="P2"><text:tab/>// parses the command line</text:p>
      <text:p text:style-name="P2"><text:tab/>parsed = parse_line(cmd);</text:p>
      <text:p text:style-name="P2"><text:tab/></text:p>
      <text:p text:style-name="P2"><text:tab/>// forks and run the command</text:p>
      <text:p text:style-name="P2"><text:tab/>if ((p = fork()) == 0) {</text:p>
      <text:p text:style-name="P2"><text:tab/><text:tab/></text:p>
      <text:p text:style-name="P2"><text:tab/><text:tab/>// keep a reference</text:p>
      <text:p text:style-name="P2"><text:tab/><text:tab/>// to the parsed pipe cmd</text:p>
      <text:p text:style-name="P2"><text:tab/><text:tab/>// so it can be freed later</text:p>
      <text:p text:style-name="P2"><text:tab/><text:tab/>if (parsed-&gt;type == PIPE)</text:p>
      <text:p text:style-name="P2"><text:tab/><text:tab/><text:tab/>parsed_pipe = parsed;</text:p>
      <text:p text:style-name="P2"/>
      <text:p text:style-name="P2"><text:tab/><text:tab/>exec_cmd(parsed);</text:p>
      <text:p text:style-name="P2"><text:tab/>}</text:p>
      <text:p text:style-name="P2"/>
      <text:p text:style-name="P2"><text:tab/>// store the pid of the process</text:p>
      <text:p text:style-name="P2"><text:tab/>parsed-&gt;pid = p;</text:p>
      <text:p text:style-name="P2"/>
      <text:p text:style-name="P2"><text:tab/>// background process special treatment</text:p>
      <text:p text:style-name="P2"><text:tab/>// Hint:</text:p>
      <text:p text:style-name="P2"><text:tab/>// - check if the process is </text:p>
      <text:p text:style-name="P2"><text:tab/>// <text:tab/>going to be run in the 'back'</text:p>
      <text:p text:style-name="P2"><text:tab/>// - print info about it with </text:p>
      <text:p text:style-name="P2"><text:tab/>// <text:tab/>'print_back_info()'</text:p>
      <text:p text:style-name="P2"><text:tab/>//</text:p>
      <text:p text:style-name="P2"><text:tab/>if(parsed-&gt;type == BACK)</text:p>
      <text:p text:style-name="P2"><text:tab/><text:tab/>print_back_info(parsed);</text:p>
      <text:p text:style-name="P2"><text:tab/>else{<text:tab/></text:p>
      <text:p text:style-name="P2"><text:tab/><text:tab/>waitpid(p, &amp;status, 0); // waits for the process to finish</text:p>
      <text:p text:style-name="P2"><text:tab/>}</text:p>
      <text:p text:style-name="P2"><text:soft-page-break/><text:tab/></text:p>
      <text:p text:style-name="P2"><text:tab/>print_status_info(parsed);</text:p>
      <text:p text:style-name="P2"/>
      <text:p text:style-name="P2"><text:tab/>free_command(parsed);</text:p>
      <text:p text:style-name="P2"/>
      <text:p text:style-name="P2"><text:tab/>return 0;</text:p>
      <text:p text:style-name="P2">}</text:p>
      <text:p text:style-name="P2"/>
      <text:p text:style-name="P8">sh.c</text:p>
      <text:p text:style-name="P2"/>
      <text:p text:style-name="P2">#include "defs.h"</text:p>
      <text:p text:style-name="P2">#include "types.h"</text:p>
      <text:p text:style-name="P2">#include "readline.h"</text:p>
      <text:p text:style-name="P2">#include "runcmd.h"</text:p>
      <text:p text:style-name="P2"/>
      <text:p text:style-name="P2">char promt[PRMTLEN] = {0};</text:p>
      <text:p text:style-name="P2"/>
      <text:p text:style-name="P2">// runs a shell command</text:p>
      <text:p text:style-name="P2">static void run_shell() {</text:p>
      <text:p text:style-name="P2"/>
      <text:p text:style-name="P2"><text:tab/>char* cmd;</text:p>
      <text:p text:style-name="P2"/>
      <text:p text:style-name="P2"><text:tab/>while ((cmd = read_line(promt)) != NULL)</text:p>
      <text:p text:style-name="P2"><text:tab/><text:tab/>if (run_cmd(cmd) == EXIT_SHELL)</text:p>
      <text:p text:style-name="P2"><text:tab/><text:tab/><text:tab/>return;</text:p>
      <text:p text:style-name="P2">}</text:p>
      <text:p text:style-name="P2"/>
      <text:p text:style-name="P2">// initialize the shell</text:p>
      <text:p text:style-name="P2">// with the "HOME" directory</text:p>
      <text:p text:style-name="P2">static void init_shell() {</text:p>
      <text:p text:style-name="P2"/>
      <text:p text:style-name="P2"><text:tab/>char buf[BUFLEN] = {0};</text:p>
      <text:p text:style-name="P2"><text:tab/>char* home = getenv("HOME");</text:p>
      <text:p text:style-name="P2"/>
      <text:p text:style-name="P2"><text:tab/>if (chdir(home) &lt; 0) {</text:p>
      <text:p text:style-name="P2"><text:tab/><text:tab/>snprintf(buf, sizeof buf, "cannot cd to %s ", home);</text:p>
      <text:p text:style-name="P2"><text:tab/><text:tab/>perror(buf);</text:p>
      <text:p text:style-name="P2"><text:tab/>} else {</text:p>
      <text:p text:style-name="P2"><text:tab/><text:tab/>snprintf(promt, sizeof promt, "(%s)", home);</text:p>
      <text:p text:style-name="P2"><text:tab/>}<text:tab/></text:p>
      <text:p text:style-name="P2">}</text:p>
      <text:p text:style-name="P2"/>
      <text:p text:style-name="P2">int main(void) {</text:p>
      <text:p text:style-name="P2"/>
      <text:p text:style-name="P2"><text:tab/>init_shell();</text:p>
      <text:p text:style-name="P2"/>
      <text:p text:style-name="P2"><text:tab/>run_shell();</text:p>
      <text:p text:style-name="P2"/>
      <text:p text:style-name="P2"><text:tab/>return 0;</text:p>
      <text:p text:style-name="P2">}</text:p>
      <text:p text:style-name="P2"/>
      <text:p text:style-name="P8">utils.c</text:p>
      <text:p text:style-name="P2"/>
      <text:p text:style-name="P2">#include "defs.h"</text:p>
      <text:p text:style-name="P2">#include "types.h"</text:p>
      <text:p text:style-name="P2">#include "readline.h"</text:p>
      <text:p text:style-name="P2">#include "runcmd.h"</text:p>
      <text:p text:style-name="P2"/>
      <text:p text:style-name="P2">char promt[PRMTLEN] = {0};</text:p>
      <text:p text:style-name="P2"/>
      <text:p text:style-name="P2">// runs a shell command</text:p>
      <text:p text:style-name="P2">static void run_shell() {</text:p>
      <text:p text:style-name="P2"/>
      <text:p text:style-name="P2"><text:tab/>char* cmd;</text:p>
      <text:p text:style-name="P2"/>
      <text:p text:style-name="P2"><text:tab/>while ((cmd = read_line(promt)) != NULL)</text:p>
      <text:p text:style-name="P2"><text:tab/><text:tab/>if (run_cmd(cmd) == EXIT_SHELL)</text:p>
      <text:p text:style-name="P2"><text:tab/><text:tab/><text:tab/>return;</text:p>
      <text:p text:style-name="P2">}</text:p>
      <text:p text:style-name="P2"/>
      <text:p text:style-name="P2">// initialize the shell</text:p>
      <text:p text:style-name="P2">// with the "HOME" directory</text:p>
      <text:p text:style-name="P2">static void init_shell() {</text:p>
      <text:p text:style-name="P2"/>
      <text:p text:style-name="P2"><text:tab/>char buf[BUFLEN] = {0};</text:p>
      <text:p text:style-name="P2"><text:tab/>char* home = getenv("HOME");</text:p>
      <text:p text:style-name="P2"/>
      <text:p text:style-name="P2"><text:tab/>if (chdir(home) &lt; 0) {</text:p>
      <text:p text:style-name="P2"><text:tab/><text:tab/>snprintf(buf, sizeof buf, "cannot cd to %s ", home);</text:p>
      <text:p text:style-name="P2"><text:tab/><text:tab/>perror(buf);</text:p>
      <text:p text:style-name="P2"><text:tab/>} else {</text:p>
      <text:p text:style-name="P2"><text:tab/><text:tab/>snprintf(promt, sizeof promt, "(%s)", home);</text:p>
      <text:p text:style-name="P2"><text:tab/>}<text:tab/></text:p>
      <text:p text:style-name="P2">}</text:p>
      <text:p text:style-name="P2"/>
      <text:p text:style-name="P2">int main(void) {</text:p>
      <text:p text:style-name="P2"/>
      <text:p text:style-name="P2"><text:tab/>init_shell();</text:p>
      <text:p text:style-name="P2"/>
      <text:p text:style-name="P2"><text:tab/>run_shell();</text:p>
      <text:p text:style-name="P2"/>
      <text:p text:style-name="P2"><text:tab/>return 0;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3:37:48.868645551</meta:creation-date>
    <dc:date>2018-05-03T23:53:25.292547246</dc:date>
    <meta:editing-duration>PT15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6" meta:paragraph-count="557" meta:word-count="1866" meta:character-count="11721" meta:non-whitespace-character-count="9647"/>
  </office:meta>
</office:document-meta>
</file>